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8bbc5" officeooo:paragraph-rsid="0018bbc5"/>
    </style:style>
    <style:style style:name="P2" style:family="paragraph" style:parent-style-name="Standard">
      <style:paragraph-properties fo:text-align="center" style:justify-single-word="false"/>
      <style:text-properties officeooo:rsid="0018bbc5" officeooo:paragraph-rsid="0018bbc5"/>
    </style:style>
    <style:style style:name="P3" style:family="paragraph" style:parent-style-name="Standard">
      <style:text-properties officeooo:rsid="0018bbc5" officeooo:paragraph-rsid="0018c451"/>
    </style:style>
    <style:style style:name="P4" style:family="paragraph" style:parent-style-name="Standard">
      <style:text-properties officeooo:rsid="0018bbc5" officeooo:paragraph-rsid="001be3d8"/>
    </style:style>
    <style:style style:name="P5" style:family="paragraph" style:parent-style-name="Standard">
      <style:text-properties officeooo:rsid="0018bbc5" officeooo:paragraph-rsid="001ce1ed"/>
    </style:style>
    <style:style style:name="P6" style:family="paragraph" style:parent-style-name="Standard">
      <style:text-properties officeooo:rsid="0018bbc5" officeooo:paragraph-rsid="001e9082"/>
    </style:style>
    <style:style style:name="P7" style:family="paragraph" style:parent-style-name="Standard">
      <style:text-properties fo:font-style="italic" officeooo:rsid="0018bbc5" officeooo:paragraph-rsid="0018bbc5" style:font-style-asian="italic" style:font-style-complex="italic"/>
    </style:style>
    <style:style style:name="P8" style:family="paragraph" style:parent-style-name="Standard">
      <style:text-properties officeooo:rsid="001be3d8" officeooo:paragraph-rsid="0018bbc5"/>
    </style:style>
    <style:style style:name="P9" style:family="paragraph" style:parent-style-name="Standard">
      <style:text-properties officeooo:rsid="001be3d8" officeooo:paragraph-rsid="001be3d8"/>
    </style:style>
    <style:style style:name="P10" style:family="paragraph" style:parent-style-name="Standard">
      <style:text-properties officeooo:rsid="001be3d8" officeooo:paragraph-rsid="001ce3b7"/>
    </style:style>
    <style:style style:name="P11" style:family="paragraph" style:parent-style-name="Standard">
      <style:text-properties style:font-name="Courier New" fo:font-size="10pt" officeooo:rsid="0018bbc5" officeooo:paragraph-rsid="0018bbc5" style:font-size-asian="10pt" style:font-size-complex="10pt"/>
    </style:style>
    <style:style style:name="P12" style:family="paragraph" style:parent-style-name="Standard">
      <style:text-properties style:font-name="Courier New" fo:font-size="10pt" officeooo:rsid="0018bbc5" officeooo:paragraph-rsid="001e0854" style:font-size-asian="10pt" style:font-size-complex="10pt"/>
    </style:style>
    <style:style style:name="P13" style:family="paragraph" style:parent-style-name="Standard">
      <style:text-properties style:font-name="Courier New" fo:font-size="10pt" officeooo:rsid="0018bbc5" officeooo:paragraph-rsid="001e9082" style:font-size-asian="10pt" style:font-size-complex="10pt"/>
    </style:style>
    <style:style style:name="P14" style:family="paragraph" style:parent-style-name="Standard">
      <style:text-properties style:font-name="Courier New" fo:font-size="10pt" officeooo:rsid="001a31c8" officeooo:paragraph-rsid="001a31c8" style:font-size-asian="10pt" style:font-size-complex="10pt"/>
    </style:style>
    <style:style style:name="P15" style:family="paragraph" style:parent-style-name="Standard">
      <style:text-properties style:font-name="Courier New" fo:font-size="10pt" officeooo:rsid="001a31c8" officeooo:paragraph-rsid="001e0854" style:font-size-asian="10pt" style:font-size-complex="10pt"/>
    </style:style>
    <style:style style:name="P16" style:family="paragraph" style:parent-style-name="Standard">
      <style:text-properties style:font-name="Courier New" fo:font-size="10pt" officeooo:rsid="001a31c8" officeooo:paragraph-rsid="001e9082" style:font-size-asian="10pt" style:font-size-complex="10pt"/>
    </style:style>
    <style:style style:name="P17" style:family="paragraph" style:parent-style-name="Standard">
      <style:text-properties style:font-name="Courier New" fo:font-size="10pt" officeooo:rsid="001ce3b7" officeooo:paragraph-rsid="001e9082" style:font-size-asian="10pt" style:font-size-complex="10pt"/>
    </style:style>
    <style:style style:name="P18" style:family="paragraph" style:parent-style-name="Standard">
      <style:text-properties style:font-name="Courier New" fo:font-size="10pt" officeooo:rsid="00231bf1" officeooo:paragraph-rsid="00231bf1" style:font-size-asian="10pt" style:font-size-complex="10pt"/>
    </style:style>
    <style:style style:name="P19" style:family="paragraph" style:parent-style-name="Standard">
      <style:text-properties style:font-name="Courier New" fo:font-size="10pt" officeooo:rsid="00258cb9" officeooo:paragraph-rsid="00258cb9" style:font-size-asian="10pt" style:font-size-complex="10pt"/>
    </style:style>
    <style:style style:name="P20" style:family="paragraph" style:parent-style-name="Standard">
      <style:text-properties style:font-name="Courier New" fo:font-size="10pt" officeooo:rsid="00258cb9" officeooo:paragraph-rsid="0026e476" style:font-size-asian="10pt" style:font-size-complex="10pt"/>
    </style:style>
    <style:style style:name="P21" style:family="paragraph" style:parent-style-name="Standard">
      <style:text-properties officeooo:rsid="001ce1ed" officeooo:paragraph-rsid="001ce1ed"/>
    </style:style>
    <style:style style:name="P22" style:family="paragraph" style:parent-style-name="Standard">
      <style:text-properties officeooo:rsid="001ce3b7" officeooo:paragraph-rsid="001ce3b7"/>
    </style:style>
    <style:style style:name="P23" style:family="paragraph" style:parent-style-name="Standard">
      <style:text-properties officeooo:rsid="001ce3b7" officeooo:paragraph-rsid="001e0854"/>
    </style:style>
    <style:style style:name="P24" style:family="paragraph" style:parent-style-name="Standard">
      <style:text-properties officeooo:rsid="0020249f" officeooo:paragraph-rsid="0020249f"/>
    </style:style>
    <style:style style:name="P25" style:family="paragraph" style:parent-style-name="Standard">
      <style:text-properties officeooo:rsid="00231bf1" officeooo:paragraph-rsid="00231bf1"/>
    </style:style>
    <style:style style:name="P26" style:family="paragraph" style:parent-style-name="Standard">
      <style:text-properties officeooo:rsid="0024bf4f" officeooo:paragraph-rsid="0024bf4f"/>
    </style:style>
    <style:style style:name="P27" style:family="paragraph" style:parent-style-name="Standard">
      <style:text-properties officeooo:rsid="00258cb9" officeooo:paragraph-rsid="00258cb9"/>
    </style:style>
    <style:style style:name="P28" style:family="paragraph" style:parent-style-name="Standard">
      <style:text-properties officeooo:rsid="0026e476" officeooo:paragraph-rsid="0026e476"/>
    </style:style>
    <style:style style:name="P29" style:family="paragraph" style:parent-style-name="Standard">
      <style:text-properties officeooo:rsid="0027c7c5" officeooo:paragraph-rsid="002a55c9"/>
    </style:style>
    <style:style style:name="P30" style:family="paragraph" style:parent-style-name="Standard">
      <style:text-properties officeooo:rsid="002a55c9" officeooo:paragraph-rsid="002a55c9"/>
    </style:style>
    <style:style style:name="P31" style:family="paragraph" style:parent-style-name="Standard">
      <style:text-properties officeooo:rsid="002c0ae1" officeooo:paragraph-rsid="002c0ae1"/>
    </style:style>
    <style:style style:name="P32" style:family="paragraph" style:parent-style-name="Title">
      <style:text-properties officeooo:rsid="0018c451" officeooo:paragraph-rsid="0018c451"/>
    </style:style>
    <style:style style:name="T1" style:family="text">
      <style:text-properties officeooo:rsid="0018bbc5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ourier New" fo:font-size="10pt" officeooo:rsid="0018c451" style:font-size-asian="10pt" style:font-size-complex="10pt"/>
    </style:style>
    <style:style style:name="T4" style:family="text">
      <style:text-properties style:text-position="super 58%" style:font-name="Courier New" fo:font-size="10pt" officeooo:rsid="001ce1ed" style:font-size-asian="10pt" style:font-size-complex="10pt"/>
    </style:style>
    <style:style style:name="T5" style:family="text">
      <style:text-properties style:text-position="super 58%" officeooo:rsid="001ce1ed"/>
    </style:style>
    <style:style style:name="T6" style:family="text">
      <style:text-properties style:text-position="super 58%" officeooo:rsid="002a55c9"/>
    </style:style>
    <style:style style:name="T7" style:family="text">
      <style:text-properties officeooo:rsid="0018c451"/>
    </style:style>
    <style:style style:name="T8" style:family="text">
      <style:text-properties officeooo:rsid="001a31c8"/>
    </style:style>
    <style:style style:name="T9" style:family="text">
      <style:text-properties officeooo:rsid="001be3d8"/>
    </style:style>
    <style:style style:name="T10" style:family="text">
      <style:text-properties style:font-name="Courier New"/>
    </style:style>
    <style:style style:name="T11" style:family="text">
      <style:text-properties style:font-name="Courier New" fo:font-size="10pt" style:font-size-asian="10pt" style:font-size-complex="10pt"/>
    </style:style>
    <style:style style:name="T12" style:family="text">
      <style:text-properties style:font-name="Courier New" fo:font-size="10pt" officeooo:rsid="0018c451" style:font-size-asian="10pt" style:font-size-complex="10pt"/>
    </style:style>
    <style:style style:name="T13" style:family="text">
      <style:text-properties style:font-name="Courier New" fo:font-size="10pt" officeooo:rsid="001ce1ed" style:font-size-asian="10pt" style:font-size-complex="10pt"/>
    </style:style>
    <style:style style:name="T14" style:family="text">
      <style:text-properties style:font-name="Courier New" fo:font-size="10pt" officeooo:rsid="001e0854" style:font-size-asian="10pt" style:font-size-complex="10pt"/>
    </style:style>
    <style:style style:name="T15" style:family="text">
      <style:text-properties style:font-name="Courier New" fo:font-size="10pt" officeooo:rsid="00231bf1" style:font-size-asian="10pt" style:font-size-complex="10pt"/>
    </style:style>
    <style:style style:name="T16" style:family="text">
      <style:text-properties style:font-name="Courier New" fo:font-size="10pt" officeooo:rsid="001ce1ed" style:font-name-asian="Liberation Mono" style:font-size-asian="10pt" style:font-name-complex="Liberation Mono" style:font-size-complex="10pt"/>
    </style:style>
    <style:style style:name="T17" style:family="text">
      <style:text-properties style:font-name="Courier New" fo:font-size="10pt" officeooo:rsid="00224ab5" style:font-name-asian="Liberation Mono" style:font-size-asian="10pt" style:font-name-complex="Liberation Mono" style:font-size-complex="10pt"/>
    </style:style>
    <style:style style:name="T18" style:family="text">
      <style:text-properties style:font-name="Courier New" officeooo:rsid="0018c451"/>
    </style:style>
    <style:style style:name="T19" style:family="text">
      <style:text-properties style:font-name="Courier New" officeooo:rsid="001e0854"/>
    </style:style>
    <style:style style:name="T20" style:family="text">
      <style:text-properties style:font-name="Courier New" officeooo:rsid="001e9082"/>
    </style:style>
    <style:style style:name="T21" style:family="text">
      <style:text-properties officeooo:rsid="001ce1ed"/>
    </style:style>
    <style:style style:name="T22" style:family="text">
      <style:text-properties officeooo:rsid="001ce3b7"/>
    </style:style>
    <style:style style:name="T23" style:family="text">
      <style:text-properties officeooo:rsid="001e0854"/>
    </style:style>
    <style:style style:name="T24" style:family="text">
      <style:text-properties officeooo:rsid="001e9082"/>
    </style:style>
    <style:style style:name="T25" style:family="text">
      <style:text-properties officeooo:rsid="00224ab5"/>
    </style:style>
    <style:style style:name="T26" style:family="text">
      <style:text-properties officeooo:rsid="0024bf4f"/>
    </style:style>
    <style:style style:name="T27" style:family="text">
      <style:text-properties officeooo:rsid="00258cb9"/>
    </style:style>
    <style:style style:name="T28" style:family="text">
      <style:text-properties officeooo:rsid="0026e476"/>
    </style:style>
    <style:style style:name="T29" style:family="text">
      <style:text-properties officeooo:rsid="0027c7c5"/>
    </style:style>
    <style:style style:name="T30" style:family="text">
      <style:text-properties officeooo:rsid="00299ad8"/>
    </style:style>
    <style:style style:name="T31" style:family="text">
      <style:text-properties officeooo:rsid="002a55c9"/>
    </style:style>
    <style:style style:name="T32" style:family="text">
      <style:text-properties officeooo:rsid="002c0ae1"/>
    </style:style>
    <style:style style:name="T33" style:family="text">
      <style:text-properties officeooo:rsid="002cbc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ational Symmetry Function</text:p>
      <text:p text:style-name="P2">by Sven Nilsen, 2025</text:p>
      <text:p text:style-name="P1"/>
      <text:p text:style-name="P7">In this paper I introduce a framework for studying primes that are motivated by symmetries in rational numbers. <text:span text:style-name="T7">I give axioms for rational symmetry functions and </text:span><text:span text:style-name="T8">show that this is a unique and well defined </text:span><text:span text:style-name="T9">strongly </text:span><text:span text:style-name="T8">normalization function. I </text:span><text:span text:style-name="T27">show</text:span><text:span text:style-name="T8"> associated </text:span><text:span text:style-name="T9">fix-point </text:span><text:span text:style-name="T8">sequence </text:span><text:span text:style-name="T33">is</text:span><text:span text:style-name="T27"> square free</text:span><text:span text:style-name="T8">. </text:span><text:span text:style-name="T9">Finally, I show that this function can be used to describe equations relevant for prime research.</text:span></text:p>
      <text:p text:style-name="P1"/>
      <text:p text:style-name="P1">A rational <text:span text:style-name="T7">symmetry function</text:span> `f` has the following<text:span text:style-name="T7"> axioms</text:span>:</text:p>
      <text:p text:style-name="P1"/>
      <text:p text:style-name="P1"><text:span text:style-name="T11"><text:tab/></text:span><text:span text:style-name="Source_20_Text"><text:span text:style-name="T12">f(0) = 0<text:tab/>f(1) = 1<text:tab/></text:span></text:span><text:span text:style-name="Source_20_Text"><text:span text:style-name="T11">f(x) = f(1/x)<text:tab/>f(x·y) = f(x)·f(y)</text:span></text:span></text:p>
      <text:p text:style-name="P11"/>
      <text:p text:style-name="P5"><text:span text:style-name="T11"><text:tab/></text:span><text:span text:style-name="Source_20_Text"><text:span text:style-name="T12">f : ℚ → ℕ<text:tab/><text:tab/></text:span></text:span><text:span text:style-name="Source_20_Text"><text:span text:style-name="T13">f</text:span></text:span><text:span text:style-name="Source_20_Text"><text:span text:style-name="T16">{</text:span></text:span><text:span text:style-name="Source_20_Text"><text:span text:style-name="T12">ℕ</text:span></text:span><text:span text:style-name="Source_20_Text"><text:span text:style-name="T13">} . </text:span></text:span><text:span text:style-name="Source_20_Text"><text:span text:style-name="T16">f{</text:span></text:span><text:span text:style-name="Source_20_Text"><text:span text:style-name="T12">ℕ</text:span></text:span><text:span text:style-name="Source_20_Text"><text:span text:style-name="T13">}</text:span></text:span><text:span text:style-name="Source_20_Text"><text:span text:style-name="T16"> = f{</text:span></text:span><text:span text:style-name="Source_20_Text"><text:span text:style-name="T12">ℕ</text:span></text:span><text:span text:style-name="Source_20_Text"><text:span text:style-name="T13">}<text:tab/></text:span></text:span><text:span text:style-name="Source_20_Text"><text:span text:style-name="T17">ava_idem(f)</text:span></text:span></text:p>
      <text:p text:style-name="P1"/>
      <text:p text:style-name="P9">Notice that `f` returns a natural number <text:span text:style-name="T22">and </text:span><text:span text:style-name="T25">is </text:span><text:span text:style-name="T22">idempotent over natural numbers</text:span>. <text:span text:style-name="T25">Furthermore, it is avatar idemponent which means that for any irreducible representation `n`, `f(n) = n`.</text:span></text:p>
      <text:p text:style-name="P1"/>
      <text:p text:style-name="P4">For example:</text:p>
      <text:p text:style-name="P4"/>
      <text:p text:style-name="P4"><text:span text:style-name="T7"><text:tab/></text:span><text:span text:style-name="T12">f(x</text:span><text:span text:style-name="T3">2</text:span><text:span text:style-name="T12">) = 1<text:tab/><text:tab/><text:tab/></text:span><text:span text:style-name="T14">when `x != 0`</text:span></text:p>
      <text:p text:style-name="P1"/>
      <text:p text:style-name="P9">Proof:</text:p>
      <text:p text:style-name="P11">∵<text:tab/>f(x<text:span text:style-name="T2">2</text:span>) <text:span text:style-name="T23">= 1</text:span></text:p>
      <text:p text:style-name="P11">∴<text:tab/>f(x·x) <text:span text:style-name="T23">= 1</text:span></text:p>
      <text:p text:style-name="P12">∴<text:tab/>f(x)·f(x) <text:span text:style-name="T23">= 1<text:tab/><text:tab/>using `</text:span><text:span text:style-name="Source_20_Text"><text:span text:style-name="T10">f(x·y) = f(x)·f(y)</text:span></text:span><text:span text:style-name="Source_20_Text"><text:span text:style-name="T19">`</text:span></text:span></text:p>
      <text:p text:style-name="P12">∴<text:tab/>f(x)·f(1/x) <text:span text:style-name="T23">= 1<text:tab/><text:tab/>using `</text:span><text:span text:style-name="Source_20_Text"><text:span text:style-name="T10">f(x) = f(1/x)</text:span></text:span><text:span text:style-name="Source_20_Text"><text:span text:style-name="T19">`</text:span></text:span></text:p>
      <text:p text:style-name="P12">∴<text:tab/>f(x·1/x) <text:span text:style-name="T23">= 1<text:tab/><text:tab/>using `</text:span><text:span text:style-name="Source_20_Text"><text:span text:style-name="T10">f(x·y) = f(x)·f(y)</text:span></text:span><text:span text:style-name="Source_20_Text"><text:span text:style-name="T19">`</text:span></text:span></text:p>
      <text:p text:style-name="P11">∴<text:tab/>f(x/x) <text:span text:style-name="T23">= 1</text:span></text:p>
      <text:p text:style-name="P11">∴<text:tab/>f(1) <text:span text:style-name="T23">= 1<text:tab/><text:tab/><text:tab/>using `x/</text:span><text:span text:style-name="T24">x</text:span><text:span text:style-name="T23"> = 1` when `x != 0`</text:span></text:p>
      <text:p text:style-name="P13">∴<text:tab/><text:span text:style-name="T7">1 </text:span><text:span text:style-name="T23">= 1<text:tab/><text:tab/><text:tab/><text:tab/></text:span><text:span text:style-name="T24">using `</text:span><text:span text:style-name="Source_20_Text"><text:span text:style-name="T18">f(1) = 1</text:span></text:span><text:span text:style-name="Source_20_Text"><text:span text:style-name="T20">`</text:span></text:span></text:p>
      <text:p text:style-name="P12">∴<text:tab/><text:span text:style-name="T23">true</text:span></text:p>
      <text:p text:style-name="P3"/>
      <text:p text:style-name="P21">One can use <text:span text:style-name="T23">this</text:span> theorem to prove the following:</text:p>
      <text:p text:style-name="P21"/>
      <text:p text:style-name="P6"><text:tab/><text:span text:style-name="T13">f(x</text:span><text:span text:style-name="T4">2</text:span><text:span text:style-name="T11">·</text:span><text:span text:style-name="T13">y) = f(y)<text:tab/><text:tab/></text:span><text:span text:style-name="T14">when `x != 0`</text:span></text:p>
      <text:p text:style-name="P3"/>
      <text:p text:style-name="P21">Proof:</text:p>
      <text:p text:style-name="P15"><text:span text:style-name="T1">∵</text:span><text:tab/><text:span text:style-name="T21">f(x</text:span><text:span text:style-name="T5">2</text:span><text:span text:style-name="T1">·</text:span><text:span text:style-name="T21">y) = f(y)</text:span></text:p>
      <text:p text:style-name="P14"><text:span text:style-name="T1">∴</text:span><text:tab/>f(x<text:span text:style-name="T2">2</text:span>)<text:span text:style-name="T1">·</text:span>f(y) <text:span text:style-name="T23">= f(y)</text:span></text:p>
      <text:p text:style-name="P16"><text:span text:style-name="T1">∴</text:span><text:tab/>1<text:span text:style-name="T1">·</text:span>f(y) <text:span text:style-name="T23">= f(y)<text:tab/><text:tab/>using `</text:span>f(x<text:span text:style-name="T2">2</text:span>) <text:span text:style-name="T23">= 1` when `x != 0`</text:span></text:p>
      <text:p text:style-name="P14"><text:span text:style-name="T1">∴</text:span><text:tab/>f(y) <text:span text:style-name="T23">= f(y)</text:span></text:p>
      <text:p text:style-name="P15"><text:span text:style-name="T1">∴<text:tab/></text:span><text:span text:style-name="T23">true</text:span></text:p>
      <text:p text:style-name="P8"/>
      <text:p text:style-name="P10"><text:span text:style-name="T21">Since `f` </text:span><text:span text:style-name="T22">is idempotent over natural numbers, it can not map natural numbers to other natural numbers than given by minimal reduction. </text:span><text:span text:style-name="T24">This follows from this proof:</text:span></text:p>
      <text:p text:style-name="P22"/>
      <text:p text:style-name="P17"><text:span text:style-name="T1">∵</text:span><text:tab/>f(f(<text:span text:style-name="T23">x</text:span>)) = f(<text:span text:style-name="T23">x</text:span>)<text:tab/><text:tab/><text:span text:style-name="T24">f(x) = y</text:span></text:p>
      <text:p text:style-name="P17"><text:span text:style-name="T1">∴</text:span><text:tab/><text:span text:style-name="T23">f(y) = y<text:tab/><text:tab/><text:tab/></text:span><text:span text:style-name="T24">using `f(x) = y`</text:span></text:p>
      <text:p text:style-name="P23"/>
      <text:p text:style-name="P25">Avatar idempotency implies that the above proof using idempotency applies to all primes, because primes are irreducible representations by the given axioms, except `ava_idem(f)`:</text:p>
      <text:p text:style-name="P24"/>
      <text:p text:style-name="P24"><text:tab/><text:span text:style-name="T11">f(2) = 2<text:tab/></text:span><text:span text:style-name="T15">f(3) = 3<text:tab/>f(5) = 5<text:tab/>f(7) = 7<text:tab/>f(11) = 11 <text:tab/>…</text:span></text:p>
      <text:p text:style-name="P25"><text:soft-page-break/>From the definition of primes, it follows that any composite number with unique primes, which means all prime powers by factorization equals 1, are irreducible:</text:p>
      <text:p text:style-name="P25"/>
      <text:p text:style-name="P18"><text:tab/>f(x) = x<text:tab/>&lt;=&gt;<text:tab/>uniq_primes(x)</text:p>
      <text:p text:style-name="P25"/>
      <text:p text:style-name="P25">This property is the most fundamental property for this framework of studying primes that arises from the rational symmetry function. <text:span text:style-name="T26">I name it `rsf` to distinguish it from other contexts where `f` is used to describe some unknown function.</text:span></text:p>
      <text:p text:style-name="P25"/>
      <text:p text:style-name="P18"><text:tab/><text:span text:style-name="T26">rsf(x) = x<text:tab/>&lt;=&gt;<text:tab/>uniq_primes(x)</text:span></text:p>
      <text:p text:style-name="P25"/>
      <text:p text:style-name="P26">With other words, the fix-points of `rsf` are natural numbers with unique primes.</text:p>
      <text:p text:style-name="P26"/>
      <text:p text:style-name="P26">The `rsf` function has a natural number sequence where for any `n`, `rsf(n) = n`:</text:p>
      <text:p text:style-name="P26"/>
      <text:p text:style-name="P26"><text:tab/>0, 1, 2, 3, 5, 6, 7, 10, 11, 13, 14, 15, 17, 19, 21, 22, 23, 26, 29, 30, 31, 33, 34, 35</text:p>
      <text:p text:style-name="P25"/>
      <text:p text:style-name="P26">Except the first time `0`, this sequence is given by A005117 in The On-line Encyclopedia of Integer Sequences (<text:a xlink:type="simple" xlink:href="https://oeis.org/A005117" text:style-name="Internet_20_link" text:visited-style-name="Visited_20_Internet_20_Link">https://oeis.org/A005117</text:a>).</text:p>
      <text:p text:style-name="P26"/>
      <text:p text:style-name="P27">Now, the reason the `rsf` function is interesting is because it allows equations using fix-points:</text:p>
      <text:p text:style-name="P27"/>
      <text:p text:style-name="P19">∵<text:tab/>rsf(n·(n+1)) = n·(n+1)</text:p>
      <text:p text:style-name="P19">∴<text:tab/>rsf(n)·rsf(n+1) = n·(n+1)</text:p>
      <text:p text:style-name="P27"/>
      <text:p text:style-name="P28">There is no known solution to this equation where `rsf(n) != n`. Very often, this can simplify problems about primes that are composed together to produce new primes, such as primbixes:</text:p>
      <text:p text:style-name="P28"/>
      <text:p text:style-name="P20">∵<text:tab/>rsf(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text:tab/><text:tab/><text:span text:style-name="T28">where `r, s` are primes</text:span></text:p>
      <text:p text:style-name="P20">∴<text:tab/>rsf(<text:span text:style-name="T28">2</text:span>·<text:span text:style-name="T28">r</text:span>·<text:span text:style-name="T28">s</text:span>)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rsf(<text:span text:style-name="T28">2)</text:span>·<text:span text:style-name="T28">rfs(r)</text:span>·<text:span text:style-name="T28">rfs(s</text:span>)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<text:span text:style-name="T28">2</text:span>·<text:span text:style-name="T28">r</text:span>·<text:span text:style-name="T28">s</text:span>·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·(<text:span text:style-name="T28">2</text:span>·<text:span text:style-name="T28">r</text:span>·<text:span text:style-name="T28">s</text:span>+1)</text:p>
      <text:p text:style-name="P20">∴<text:tab/>rsf(<text:span text:style-name="T28">2</text:span>·<text:span text:style-name="T28">r</text:span>·<text:span text:style-name="T28">s</text:span>+1) = <text:span text:style-name="T28">2</text:span>·<text:span text:style-name="T28">r</text:span>·<text:span text:style-name="T28">s</text:span>+1</text:p>
      <text:p text:style-name="P28"/>
      <text:p text:style-name="P28">One research question is whether there is some solution to this equation <text:span text:style-name="T29">that is not a fix-point.</text:span></text:p>
      <text:p text:style-name="P28"/>
      <text:p text:style-name="P30">Here, I did not use non-existence of the unknown solutions of `rsf(n) != n`, because I already know that `r, s` are primes and hence `rsf(r) = r` and `rsf(s) = s`. However, the approach is similar in both cases. It is about simplifying the equation. This way, the `rsf` function can describe lots of constraints at the same time, packing a lot of information into the same equation.</text:p>
      <text:p text:style-name="P28"/>
      <text:p text:style-name="P29"><text:span text:style-name="T32">However, as useful as this sounds, this is far from solving open problems about primbixes. </text:span>The first equation, `rsf(2·r·s·(2·r·s+1)) = 2·r·s·(2·r·s+1)` where `r, s` are primes, has no <text:span text:style-name="T30">known</text:span> solution without a fix-point and implies the second equation `rsf(2·r·s+1) = 2·r·s+1`. <text:span text:style-name="T30">Naturally, the second equation describes a fix-point. So, from `r, s` being prime </text:span><text:span text:style-name="T31">and the first equation</text:span><text:span text:style-name="T30"> one can infer that `</text:span>2·r·s+1<text:span text:style-name="T30">` contains only unique primes. </text:span><text:span text:style-name="T31">However, if the first equation does not hold, then one can easily find a counter-example `r = 2, s = 11` where `</text:span>2·r·s+1 <text:span text:style-name="T31">= </text:span>2·<text:span text:style-name="T31">2</text:span>·<text:span text:style-name="T31">11</text:span>+1 <text:span text:style-name="T31">= 3</text:span><text:span text:style-name="T6">2</text:span>·<text:span text:style-name="T31">5`. The answer has not unique primes since the prime power of `3` is `2`.</text:span></text:p>
      <text:p text:style-name="P29"/>
      <text:p text:style-name="P30">In general, a statement `rsf(r<text:span text:style-name="T29">·</text:span>y) = r<text:span text:style-name="T29">·</text:span>y` can be reduced to `r(y) = y` when `r` <text:span text:style-name="T32">has unique primes</text:span>.</text:p>
      <text:p text:style-name="P30"/>
      <text:p text:style-name="P31">For primbix research, the hypothesis <text:span text:style-name="T29">`rsf(2·r·s+1) = 2·r·s+1` </text:span>implying that `r, s` are primes can be disproved by the counter-example `r = 2, s = 4`, since ` <text:span text:style-name="T29">2·r·s+1 </text:span>= <text:s/><text:span text:style-name="T29">2·</text:span>2<text:span text:style-name="T29">·</text:span>4<text:span text:style-name="T29">+1 </text:span>= 17` which is a prime. There is no simple structure of primbixes, shown using the counter-examples in both direc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2-13T11:08:07.529764498</meta:creation-date>
    <dc:date>2025-02-13T16:45:55.859300908</dc:date>
    <meta:editing-duration>PT8M17S</meta:editing-duration>
    <meta:editing-cycles>1</meta:editing-cycles>
    <meta:document-statistic meta:table-count="0" meta:image-count="0" meta:object-count="0" meta:page-count="2" meta:paragraph-count="54" meta:word-count="811" meta:character-count="4606" meta:non-whitespace-character-count="3822"/>
    <meta:generator>LibreOffice/7.2.2.2$MacOSX_X86_64 LibreOffice_project/02b2acce88a210515b4a5bb2e46cbfb63fe97d56</meta:generator>
  </office:meta>
</office:document-meta>
</file>